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tyle="normal" fo:font-weight="normal" officeooo:rsid="00187599" officeooo:paragraph-rsid="00187599" style:font-style-asian="normal" style:font-weight-asian="normal" style:font-style-complex="normal" style:font-weight-complex="normal"/>
    </style:style>
    <style:style style:name="P2" style:family="paragraph" style:parent-style-name="Standard">
      <style:paragraph-properties fo:line-height="150%"/>
      <style:text-properties fo:font-style="normal" fo:font-weight="normal" officeooo:rsid="001b316b" officeooo:paragraph-rsid="001b316b" style:font-style-asian="normal" style:font-weight-asian="normal" style:font-style-complex="normal" style:font-weight-complex="normal"/>
    </style:style>
    <style:style style:name="P3" style:family="paragraph" style:parent-style-name="Standard">
      <style:paragraph-properties fo:line-height="150%"/>
      <style:text-properties fo:font-style="normal" fo:font-weight="bold" officeooo:rsid="001a2fdb" officeooo:paragraph-rsid="001a2fdb" style:font-style-asian="normal" style:font-weight-asian="bold" style:font-style-complex="normal" style:font-weight-complex="bold"/>
    </style:style>
    <style:style style:name="P4" style:family="paragraph" style:parent-style-name="Standard">
      <style:paragraph-properties fo:line-height="150%"/>
      <style:text-properties fo:font-weight="bold" officeooo:rsid="00187599" officeooo:paragraph-rsid="00187599" style:font-weight-asian="bold" style:font-weight-complex="bold"/>
    </style:style>
    <style:style style:name="P5" style:family="paragraph" style:parent-style-name="Standard">
      <style:paragraph-properties fo:line-height="150%"/>
      <style:text-properties fo:font-weight="normal" officeooo:rsid="00187599" officeooo:paragraph-rsid="0018759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7448" style:font-style-asian="normal" style:font-style-complex="normal"/>
    </style:style>
    <style:style style:name="T4" style:family="text">
      <style:text-properties officeooo:rsid="001b89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ffichage réseau</text:p>
      <text:p text:style-name="P5">L'affichage du réseau se fait en suivant cette séquence d'activités :</text:p>
      <text:p text:style-name="P5">Dans un premier temps, un appel est fait au paintComponent, qui est redéfini dans le Viewport de RecyclApp. <text:s/>paintComponent à son tour crée un objet de la classe <text:span text:style-name="T1">sortCenterDrawer</text:span><text:span text:style-name="T2"> en lui passant une référence au contrôleur du projet, les dimensions du centre de tri à dessiner, le multiplicateur de zoom actuel, et le décalage des coordonnées x et y centrales de l'affichage. Ceci nous permet de reconnaître où est le nouveau point de départ du dessin selon la configuration actuel du Viewport.</text:span></text:p>
      <text:p text:style-name="P1">Une fois créé, le sortCenterDrawer dessine le plan vide selon la taille de centre de tri, le multiplicateur du zoom, et les paramètres de décalage. <text:s/>Si l'affichage de la grille est activée, on dessine la grille en tenant compte de la taille voulue des carrés de la grille, ainsi que du zoom et du décalage des coordonnées x et y.</text:p>
      <text:p text:style-name="P5"><text:span text:style-name="T2">Une fois que le plan et la grille sont dessinés, </text:span><text:span text:style-name="T3">on va chercher dans le recyclAppController les listes de stations, de convoyeurs, de jonctions, de points d'entrée et de sortie. Pour chaque pièce d'équipement dans chacune de ces listes, on dessine l'équipement selon ses paramètres.</text:span></text:p>
      <text:p text:style-name="P1"/>
      <text:p text:style-name="P3">Calculs</text:p>
      <text:p text:style-name="P2">La mise à jour des calculs se fait lorsqu'un utilisateur exécute une opération qui affecte un changement au réseau (par exemple, l'ajout ou la modification d'un équipement). <text:s/>À ce moment, on fait un appel à <text:span text:style-name="T1">updateNetwork()</text:span>. <text:s/><text:span text:style-name="T4">Cette méthode commence en obtenant le point d'entrée au centre de tri et la matière reçue à ce niveau. Ceci nous permet de connaître la matière acheminée à chaque station relié au point d'entrée. Ensuite, la station calcule le tri et/ou la transformation qu'elle effectue afin de déterminer ce qu'elle génère en sortie (c'est-à-dire, ce qui se retrouvera sur les convoyeurs connectés à ses sorties). On calcul aussi le tri et la transformation effectué pour chaque station connecté au convoyeur, jusqu'à ce qu'on arrive à la fin du réseau (un point de sortie de centre de tri). En répétant ce traitement pour chaque station reliée au point d'entrée du centre de tri, nous sommes assurés de traiter le réseau au complet et d'obtenir la nouvelle quantité de matière présente sur tous les équipements du centre de tri en tout tem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09:14:29.544000000</meta:creation-date>
    <dc:date>2014-11-08T13:04:53.552000000</dc:date>
    <meta:editing-duration>PT13M45S</meta:editing-duration>
    <meta:editing-cycles>2</meta:editing-cycles>
    <meta:generator>LibreOffice/4.3.1.2$Windows_x86 LibreOffice_project/958349dc3b25111dbca392fbc281a05559ef6848</meta:generator>
    <meta:document-statistic meta:table-count="0" meta:image-count="0" meta:object-count="0" meta:page-count="1" meta:paragraph-count="7" meta:word-count="377" meta:character-count="2251" meta:non-whitespace-character-count="1876"/>
  </office:meta>
</office:document-meta>
</file>